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3b57" officeooo:paragraph-rsid="001c3b57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b7194"/>
    </style:style>
    <style:style style:name="P11" style:family="paragraph" style:parent-style-name="Text_20_body">
      <style:paragraph-properties fo:margin-top="0.1665in" fo:margin-bottom="0.139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1665in" fo:margin-bottom="0.139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13" style:family="paragraph" style:parent-style-name="Text_20_body">
      <style:paragraph-properties fo:margin-top="0.1665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margin-top="0.1665in" fo:margin-bottom="0.139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top="0.1665in" fo:margin-bottom="0.139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16" style:family="paragraph" style:parent-style-name="Text_20_body">
      <style:paragraph-properties fo:margin-top="0.1665in" fo:margin-bottom="0.139in" loext:contextual-spacing="false" fo:line-height="100%" style:writing-mode="lr-tb"/>
      <style:text-properties officeooo:paragraph-rsid="001b7194"/>
    </style:style>
    <style:style style:name="P17" style:family="paragraph" style:parent-style-name="Text_20_body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1665in" fo:margin-bottom="0.1665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19" style:family="paragraph" style:parent-style-name="Text_20_body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top="0.1665in" fo:margin-bottom="0.1665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21" style:family="paragraph" style:parent-style-name="Text_20_body">
      <style:text-properties style:font-name="arial" fo:font-size="11pt" fo:font-weight="normal" officeooo:rsid="001c3b57" officeooo:paragraph-rsid="001c3b57" style:font-size-asian="9.60000038146973pt" style:font-size-complex="11pt"/>
    </style:style>
    <style:style style:name="P2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2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2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30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italic" style:text-underline-style="none" fo:font-weight="normal" style:text-blinking="false" fo:background-color="transparent" style:font-size-asian="13pt" style:font-style-asian="italic" style:font-size-complex="13pt" style:font-style-complex="italic"/>
    </style:style>
    <style:style style:name="P3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9" style:family="paragraph" style:parent-style-name="Text_20_body" style:list-style-name="L4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6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9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1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2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13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14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5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19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16">
      <loext:graphic-properties draw:fill="none" draw:fill-color="#ffffff"/>
      <style:paragraph-properties fo:margin-top="0in" fo:margin-bottom="0.1665in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18">
      <loext:graphic-properties draw:fill="none" draw:fill-color="#ffffff"/>
      <style:paragraph-properties fo:margin-top="0in" fo:margin-bottom="0.1665in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8">
      <style:paragraph-properties fo:margin-top="0.1665in" fo:margin-bottom="0.139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51" style:family="paragraph" style:parent-style-name="Text_20_body" style:list-style-name="L10">
      <style:paragraph-properties fo:margin-top="0.1665in" fo:margin-bottom="0.139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52" style:family="paragraph" style:parent-style-name="Text_20_body" style:list-style-name="L12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13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14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15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16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7194" style:text-blinking="false" fo:background-color="transparent"/>
    </style:style>
    <style:style style:name="P57" style:family="paragraph" style:parent-style-name="Text_20_body" style:list-style-name="L18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19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17">
      <loext:graphic-properties draw:fill="none" draw:fill-color="#ffffff"/>
      <style:paragraph-properties fo:margin-top="0.1665in" fo:margin-bottom="0.1665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ize-asian="12pt" style:font-style-asian="italic" style:font-size-complex="12pt" style:font-style-complex="italic"/>
    </style:style>
    <style:style style:name="T3" style:family="text">
      <style:text-properties fo:font-weight="normal"/>
    </style:style>
    <style:style style:name="T4" style:family="text">
      <style:text-properties fo:font-weight="bold" style:font-style-asian="normal" style:font-weight-asian="bold" style:font-style-complex="normal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arial" fo:font-size="11pt" fo:font-weight="normal" style:font-size-asian="9.60000038146973pt" style:font-size-complex="11pt"/>
    </style:style>
    <style:style style:name="T7" style:family="text">
      <style:text-properties style:font-name="arial" fo:font-size="11pt" fo:font-weight="normal" officeooo:rsid="001c3b57" style:font-size-asian="9.60000038146973pt" style:font-size-complex="11pt"/>
    </style:style>
    <style:style style:name="T8" style:family="text">
      <style:text-properties style:font-name="arial" fo:font-size="11pt" fo:font-weight="normal" officeooo:rsid="001d323f" style:font-size-asian="9.60000038146973pt" style:font-size-complex="11pt"/>
    </style:style>
    <style:style style:name="T9" style:family="text">
      <style:text-properties officeooo:rsid="001e9c7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54abbb26-7fff-d040-e6ac-5f183667f40c"/></text:p>
      <text:p text:style-name="P5"><text:span text:style-name="T4">Klasa Biblioteka</text:span>:</text:p>
      <text:p text:style-name="Text_20_body"/>
      <text:p text:style-name="P2"><text:span text:style-name="T5">Atributi</text:span>:</text:p>
      <text:list xml:id="list3607633553" text:style-name="L1">
        <text:list-item>
          <text:p text:style-name="P22">Gost gost</text:p>
        </text:list-item>
        <text:list-item>
          <text:p text:style-name="P22"><text:span text:style-name="T9">Korisnici: List(Osoba</text:span>)</text:p>
        </text:list-item>
        <text:list-item>
          <text:p text:style-name="P22">Bibliotekari: List(Bibliotekar)</text:p>
        </text:list-item>
        <text:list-item>
          <text:p text:style-name="P22">Administrator: Administrator</text:p>
        </text:list-item>
        <text:list-item>
          <text:p text:style-name="P22">Knjige: List(Knjiga)</text:p>
        </text:list-item>
      </text:list>
      <text:p text:style-name="P36"/>
      <text:p text:style-name="P2"><text:span text:style-name="T5">Metode</text:span>:</text:p>
      <text:list xml:id="list3878235670" text:style-name="L2">
        <text:list-item>
          <text:p text:style-name="P24">IzlistajKnjige():void</text:p>
        </text:list-item>
        <text:list-item>
          <text:p text:style-name="P24">Konstruktor</text:p>
        </text:list-item>
        <text:list-item>
          <text:p text:style-name="P24">get/set metode</text:p>
        </text:list-item>
        <text:list-item>
          <text:p text:style-name="P24">PromovisiKorisnika(korisnik: Korisnik):void</text:p>
        </text:list-item>
        <text:list-item>
          <text:p text:style-name="P24">filtriraj(zanr: Zanr):void</text:p>
        </text:list-item>
        <text:list-item>
          <text:p text:style-name="P24">posaljiZahtjevZaKnjigu(knjiga: Knjiga, korisnik: Korisnik): void (metoda koja će kreirati zahtjev i poslati bibliotekaru za iznajmljivanje)</text:p>
        </text:list-item>
        <text:list-item>
          <text:p text:style-name="P24">otkaziClanstvo(id: int):void</text:p>
        </text:list-item>
        <text:list-item>
          <text:p text:style-name="P24">ostaviFeedback(feedback: String):void </text:p>
        </text:list-item>
        <text:list-item>
          <text:p text:style-name="P24">posaljiZahtjevZaNovuKnjigu(knjiga: Knjiga, korisnik: Korisnik):void</text:p>
        </text:list-item>
        <text:list-item>
          <text:p text:style-name="P24">dodajCitat(citat: String):void</text:p>
        </text:list-item>
        <text:list-item>
          <text:p text:style-name="P24">napraviSedmicnuPreporuku():List(Knjiga)</text:p>
        </text:list-item>
        <text:list-item>
          <text:p text:style-name="P24">odobriRezervacijuKnjige(knjiga: Knjiga, korisnik Korisnik):Obavjestenje</text:p>
        </text:list-item>
        <text:list-item>
          <text:p text:style-name="P24">odobriZahtjevClanstva(korisnik: Korisnik):Obasvjestenje</text:p>
        </text:list-item>
        <text:list-item>
          <text:p text:style-name="P24">dodajKnjigu(naslov: String, autor: String, zanr: Zanr, opis: String):void</text:p>
        </text:list-item>
        <text:list-item>
          <text:p text:style-name="P24">izbrisiKnjigu(knjiga: Knjiga):void</text:p>
        </text:list-item>
        <text:list-item>
          <text:p text:style-name="P24">modifikujKnjigu(knjiga: Knjiga):void</text:p>
        </text:list-item>
        <text:list-item>
          <text:p text:style-name="P24">izbrisiKorisnika(id: int):void</text:p>
        </text:list-item>
        <text:list-item>
          <text:p text:style-name="P24">posaljiObavjestenje(obavjestenje: Obavjestenje):void</text:p>
        </text:list-item>
      </text:list>
      <text:p text:style-name="Text_20_body"/>
      <text:p text:style-name="P6">Klasa Osoba(apstraktna):</text:p>
      <text:p text:style-name="Text_20_body"/>
      <text:p text:style-name="P10"><text:span text:style-name="T2">Atributi</text:span><text:span text:style-name="T1">:</text:span></text:p>
      <text:list xml:id="list3795592602" text:style-name="L3">
        <text:list-item>
          <text:p text:style-name="P25">id: int</text:p>
        </text:list-item>
      </text:list>
      <text:list xml:id="list3576415276" text:style-name="L4">
        <text:list-item>
          <text:p text:style-name="P26">ime: String</text:p>
        </text:list-item>
        <text:list-item>
          <text:p text:style-name="P26">prezime: String</text:p>
        </text:list-item>
        <text:list-item>
          <text:p text:style-name="P26">email: String</text:p>
        </text:list-item>
        <text:list-item>
          <text:p text:style-name="P39">lozinka: String</text:p>
        </text:list-item>
      </text:list>
      <text:p text:style-name="Text_20_body"><text:soft-page-break/></text:p>
      <text:p text:style-name="P3"><text:span text:style-name="T5">Metode</text:span>:</text:p>
      <text:list xml:id="list2425167640" text:style-name="L5">
        <text:list-item>
          <text:p text:style-name="P27">Osoba(id: int, ime: String prezime:String, email:String, lozinka: String) - konstruktor</text:p>
        </text:list-item>
      </text:list>
      <text:list xml:id="list249222120" text:style-name="L6">
        <text:list-item>
          <text:p text:style-name="P40">get/set metode</text:p>
        </text:list-item>
      </text:list>
      <text:p text:style-name="Text_20_body"/>
      <text:p text:style-name="P6">Klasa Gost:</text:p>
      <text:p text:style-name="Text_20_body"/>
      <text:p text:style-name="P2"><text:span text:style-name="T5">Atributi</text:span>:</text:p>
      <text:list xml:id="list1076744283" text:style-name="L7">
        <text:list-item>
          <text:p text:style-name="P28">brojPosjete: int</text:p>
        </text:list-item>
      </text:list>
      <text:p text:style-name="P9"><text:span text:style-name="T2">Metode</text:span><text:span text:style-name="T1">:</text:span></text:p>
      <text:p text:style-name="P13">Klasa ObicniKorisnik extend Osoba:</text:p>
      <text:p text:style-name="P16"><text:span text:style-name="T2">Atributi</text:span><text:span text:style-name="T1">:</text:span></text:p>
      <text:list xml:id="list2003805731" text:style-name="L8">
        <text:list-item>
          <text:p text:style-name="P50">korisnickoIme: String</text:p>
        </text:list-item>
      </text:list>
      <text:list xml:id="list523872309" text:style-name="L9">
        <text:list-item>
          <text:p text:style-name="P29">racun: Racun </text:p>
        </text:list-item>
        <text:list-item>
          <text:p text:style-name="P30">trenutnoIznajmljenaKnjiga: Knjiga</text:p>
        </text:list-item>
        <text:list-item>
          <text:p text:style-name="P30">datumRodjenja: Date</text:p>
        </text:list-item>
        <text:list-item>
          <text:p text:style-name="P30">obavjestenja: List(Obavjestenje)</text:p>
        </text:list-item>
        <text:list-item>
          <text:p text:style-name="P30">tipClanarine: String</text:p>
        </text:list-item>
        <text:list-item>
          <text:p text:style-name="P41">procitaneKnjige: List(Knjiga)</text:p>
        </text:list-item>
      </text:list>
      <text:p text:style-name="P12"><text:span text:style-name="T5">Metode</text:span>:</text:p>
      <text:list xml:id="list1137208162" text:style-name="L10">
        <text:list-item>
          <text:p text:style-name="P51">konstruktor</text:p>
        </text:list-item>
      </text:list>
      <text:list xml:id="list2557793528" text:style-name="L11">
        <text:list-item>
          <text:p text:style-name="P31">get/set metode</text:p>
        </text:list-item>
        <text:list-item>
          <text:p text:style-name="P31">obrisiObavjestenje(obavjestenje: Obavjestenje): void (metoda neophodna jer korisnik može označiti obavještenje kao pročitano pa ga treba izbaciti iz liste)</text:p>
        </text:list-item>
        <text:list-item>
          <text:p text:style-name="P42">platiClanarinu(tipKorisnika: String,cijena:double, krajVazenja: Date)</text:p>
        </text:list-item>
      </text:list>
      <text:p text:style-name="P13">Klasa VipKorisnik extend Osoba:</text:p>
      <text:p text:style-name="P9"><text:span text:style-name="T2">Atributi</text:span><text:span text:style-name="T1">:</text:span></text:p>
      <text:p text:style-name="P2"/>
      <text:p text:style-name="P7">Metode:</text:p>
      <text:p text:style-name="Text_20_body"/>
      <text:p text:style-name="P13"><text:soft-page-break/>Klasa Račun:</text:p>
      <text:p text:style-name="P11"><text:span text:style-name="T5">Atributi</text:span>:</text:p>
      <text:list xml:id="list2759406840" text:style-name="L12">
        <text:list-item>
          <text:p text:style-name="P52">brojRacuna/brojKartice: int </text:p>
        </text:list-item>
        <text:list-item>
          <text:p text:style-name="P43">stanjeRacuna: double</text:p>
        </text:list-item>
      </text:list>
      <text:p text:style-name="P15">Metode:</text:p>
      <text:list xml:id="list3145357175" text:style-name="L13">
        <text:list-item>
          <text:p text:style-name="P53">Konstruktor</text:p>
        </text:list-item>
        <text:list-item>
          <text:p text:style-name="P44">get/set metode</text:p>
        </text:list-item>
      </text:list>
      <text:p text:style-name="Text_20_body"/>
      <text:p text:style-name="P14">Klasa Knjiga:</text:p>
      <text:p text:style-name="P11"><text:span text:style-name="T5">Atributi</text:span>:</text:p>
      <text:list xml:id="list1922822515" text:style-name="L14">
        <text:list-item>
          <text:p text:style-name="P54">id: int</text:p>
        </text:list-item>
        <text:list-item>
          <text:p text:style-name="P32">naslov: String</text:p>
        </text:list-item>
        <text:list-item>
          <text:p text:style-name="P32">autor: String</text:p>
        </text:list-item>
        <text:list-item>
          <text:p text:style-name="P32">zanr: Zanr</text:p>
        </text:list-item>
        <text:list-item>
          <text:p text:style-name="P32">opis: String</text:p>
        </text:list-item>
        <text:list-item>
          <text:p text:style-name="P32">rating: int</text:p>
        </text:list-item>
        <text:list-item>
          <text:p text:style-name="P32">korisnikKojiJePosudio: Korisnik</text:p>
        </text:list-item>
        <text:list-item>
          <text:p text:style-name="P32">recenzije: List(Recenzija)</text:p>
        </text:list-item>
        <text:list-item>
          <text:p text:style-name="P45">iznajmljena: boolean</text:p>
        </text:list-item>
      </text:list>
      <text:p text:style-name="P11"><text:span text:style-name="T5">Metode</text:span>:</text:p>
      <text:list xml:id="list394501885" text:style-name="L15">
        <text:list-item>
          <text:p text:style-name="P55">konstruktor</text:p>
        </text:list-item>
        <text:list-item>
          <text:p text:style-name="P33">get/set metode</text:p>
        </text:list-item>
        <text:list-item>
          <text:p text:style-name="P33">posudi(korisnik: Korisnik): void</text:p>
        </text:list-item>
        <text:list-item>
          <text:p text:style-name="P33">oslobodiPosudbu: (korisnik: Korisnik): void</text:p>
        </text:list-item>
        <text:list-item>
          <text:p text:style-name="P33">ostaviRecenziju(recenzija: String):void</text:p>
        </text:list-item>
        <text:list-item>
          <text:p text:style-name="P46">obrisiRecenziju(neprimjerena: boolean):void</text:p>
        </text:list-item>
      </text:list>
      <text:p text:style-name="P17"/>
      <text:p text:style-name="P19"><text:soft-page-break/>Klasa Zanr:</text:p>
      <text:p text:style-name="P18"><text:span text:style-name="T5">Atributi</text:span>:</text:p>
      <text:list xml:id="list2504715426" text:style-name="L16">
        <text:list-item>
          <text:p text:style-name="P56">id: int</text:p>
        </text:list-item>
        <text:list-item>
          <text:p text:style-name="P34">tip: String</text:p>
        </text:list-item>
        <text:list-item>
          <text:p text:style-name="P48">vrsta: String</text:p>
        </text:list-item>
      </text:list>
      <text:p text:style-name="P20">Metode:</text:p>
      <text:list xml:id="list1361247302" text:style-name="L17">
        <text:list-item>
          <text:p text:style-name="P59">get/set metode</text:p>
        </text:list-item>
      </text:list>
      <text:p text:style-name="P13">Klasa Recenzija:</text:p>
      <text:p text:style-name="P11"><text:span text:style-name="T5">Atributi</text:span>:</text:p>
      <text:list xml:id="list4112252905" text:style-name="L18">
        <text:list-item>
          <text:p text:style-name="P57">tekstRecenzije: String</text:p>
        </text:list-item>
        <text:list-item>
          <text:p text:style-name="P35">brojZvjezdica: int</text:p>
        </text:list-item>
        <text:list-item>
          <text:p text:style-name="P35">datum: Date</text:p>
        </text:list-item>
        <text:list-item>
          <text:p text:style-name="P35">knjiga: Knjiga</text:p>
        </text:list-item>
        <text:list-item>
          <text:p text:style-name="P35">korisnik: Korisnik</text:p>
        </text:list-item>
        <text:list-item>
          <text:p text:style-name="P49">neprimjerena: boolean</text:p>
        </text:list-item>
      </text:list>
      <text:p text:style-name="P15">Metode:</text:p>
      <text:list xml:id="list1668215107" text:style-name="L19">
        <text:list-item>
          <text:p text:style-name="P58">konstruktor</text:p>
        </text:list-item>
        <text:list-item>
          <text:p text:style-name="P47">get/set metode</text:p>
        </text:list-item>
      </text:list>
      <text:p text:style-name="P13">Klasa Bibliotekar extend Osoba:</text:p>
      <text:p text:style-name="P4"><text:span text:style-name="T5">Atributi</text:span>:</text:p>
      <text:p text:style-name="Text_20_body"/>
      <text:p text:style-name="P8">Metode:</text:p>
      <text:p text:style-name="P7"/>
      <text:p text:style-name="P13">Klasa Administrator extend Osobu:</text:p>
      <text:p text:style-name="P8">Atributi:</text:p>
      <text:p text:style-name="Text_20_body"/>
      <text:p text:style-name="P8">Metode:</text:p>
      <text:p text:style-name="Text_20_body"><text:soft-page-break/><text:span text:style-name="T3"><text:line-break/></text:span><text:span text:style-name="T7">Klasa Biblioteka i klasa Knjiga su u vezi kompozicije jer biblioteka bez knjiga nema smisla.</text:span></text:p>
      <text:p text:style-name="P21">Klasa Biblioteka i klasa Gost su u vezi agregacije jer biblioteka moze postojati i bez korisnika koji je Gost.</text:p>
      <text:p text:style-name="P21">Klasa Biblioteka i klasa Administator su u vezi kompozicije jer mora postojati administrator koji upravlja bibliotekom.</text:p>
      <text:p text:style-name="P21">Klasa Biblioteka i klasa Bibliotekar su u vezi kompozicije jer biblioteka ne moze raditi bez bibliotekara.</text:p>
      <text:p text:style-name="P1"><text:span text:style-name="T6">Klasa Biblioteka i klasa </text:span><text:span text:style-name="T8">Osoba su u vezi agregacije jer biblioteka moze raditi I ako nema obje vrste ovih korisnika.</text:span></text:p>
      <text:p text:style-name="P21">Klasa Knjiga i klasa Zanr su u vezi kompozicije jer ne postoji knjiga bez zanra.</text:p>
      <text:p text:style-name="P21">Klasa Knjiga i klasa Recenzija su u vezi agregacije jer moze postojati knjiga koja nema niti jednu recenziju.</text:p>
      <text:p text:style-name="P21">Klasa Racun i klase ObicniKorisnik i VipKorisnik su u vezi agregacije jer korisnik ne moze da ne posjeduje racun jer se sva placanja vrse online putem pomocu njega.</text:p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21:41:22.397144854</meta:creation-date>
    <dc:date>2020-04-12T22:16:44.331950517</dc:date>
    <meta:editing-duration>PT7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15" meta:word-count="463" meta:character-count="3464" meta:non-whitespace-character-count="3183"/>
  </office:meta>
</office:document-meta>
</file>